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4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  <style:text-properties fo:font-size="28pt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text:enable-numbering="false" fo:text-indent="-0.9cm"/>
      <style:text-properties fo:font-size="28pt"/>
    </style:style>
    <style:style style:name="P10" style:family="paragraph">
      <style:paragraph-properties fo:margin-left="1.2cm" fo:margin-right="0cm" text:enable-numbering="true" fo:text-indent="-0.9cm"/>
      <style:text-properties fo:font-size="28pt"/>
    </style:style>
    <style:style style:name="P11" style:family="paragraph">
      <style:paragraph-properties fo:margin-left="2.4cm" fo:margin-right="0cm" fo:text-indent="-0.8cm"/>
      <style:text-properties fo:font-size="28pt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size="28pt"/>
    </style:style>
    <style:style style:name="T4" style:family="text">
      <style:text-properties fo:font-size="28pt" fo:font-weight="bold"/>
    </style:style>
    <style:style style:name="T5" style:family="text">
      <style:text-properties fo:font-size="28pt" fo:font-style="italic"/>
    </style:style>
    <style:style style:name="T6" style:family="text">
      <style:text-properties fo:font-size="28pt" fo:font-style="italic" fo:font-weight="bold"/>
    </style:style>
    <style:style style:name="T7" style:family="text">
      <style:text-properties style:text-position="sub 58%" fo:font-size="28pt" fo:font-style="italic"/>
    </style:style>
    <style:style style:name="T8" style:family="text">
      <style:text-properties style:text-position="0% 100%" fo:font-size="28pt" fo:font-style="italic"/>
    </style:style>
    <style:style style:name="T9" style:family="text">
      <style:text-properties style:text-position="sub 58%" fo:font-size="28pt" fo:font-style="italic" fo:font-weight="normal" style:font-size-asian="24pt" style:font-size-complex="24pt"/>
    </style:style>
    <style:style style:name="T10" style:family="text">
      <style:text-properties fo:font-size="28pt" fo:font-style="normal"/>
    </style:style>
    <style:style style:name="T11" style:family="text">
      <style:text-properties fo:font-style="italic" style:text-underline-style="solid" style:text-underline-width="auto" style:text-underline-color="font-color" fo:font-weight="bold"/>
    </style:style>
    <style:style style:name="T12" style:family="text">
      <style:text-properties fo:font-size="28pt" fo:font-style="normal" fo:font-weight="normal"/>
    </style:style>
    <style:style style:name="T13" style:family="text">
      <style:text-properties style:text-position="sub 58%" fo:font-size="28pt" fo:font-style="italic" fo:font-weight="bold"/>
    </style:style>
    <style:style style:name="T14" style:family="text">
      <style:text-properties fo:font-size="28pt" fo:font-style="italic" fo:font-weight="normal"/>
    </style:style>
    <style:style style:name="T15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6" style:family="text">
      <style:text-properties fo:font-family="'Bitstream Vera Sans Mono'" style:font-family-generic="swiss" style:font-pitch="fixed"/>
    </style:style>
    <style:style style:name="T17" style:family="text">
      <style:text-properties fo:font-weight="bold"/>
    </style:style>
    <style:style style:name="T18" style:family="text">
      <style:text-properties fo:font-family="Albany" style:font-family-generic="swiss"/>
    </style:style>
    <style:style style:name="T19" style:family="text">
      <style:text-properties fo:font-family="'Bitstream Vera Sans Mono'" style:font-family-generic="swiss" style:font-pitch="fixed"/>
    </style:style>
    <style:style style:name="T20" style:family="text">
      <style:text-properties fo:font-size="36pt"/>
    </style:style>
    <style:style style:name="T21" style:family="text">
      <style:text-properties fo:font-size="32pt"/>
    </style:style>
    <style:style style:name="T22" style:family="text">
      <style:text-properties fo:font-size="32pt" fo:font-style="italic"/>
    </style:style>
    <style:style style:name="T23" style:family="text">
      <style:text-properties fo:font-family="OpenSymbol" style:font-style-name="Regular" style:font-pitch="variable" style:font-charset="x-symbol" fo:font-size="32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4" style:family="text">
      <style:text-properties fo:font-family="Albany" style:font-style-name="Standard" style:font-family-generic="swiss" style:font-pitch="variable" fo:font-size="32pt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5" style:family="text">
      <style:text-properties fo:font-family="Albany" style:font-style-name="Standard" style:font-family-generic="swiss" style:font-pitch="variable" fo:font-size="32pt" fo:font-style="italic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6" style:family="text">
      <style:text-properties fo:font-family="Albany" style:font-style-name="Standard" style:font-family-generic="swiss" style:font-pitch="variable" fo:font-size="32pt" fo:font-style="normal" fo:font-weight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726cm" svg:x="2.058cm" svg:y="0.933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2.68cm" svg:height="13.239cm" svg:x="3.22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2">uv</text:span>-plane </text:p>
          </draw:text-box>
        </draw:frame>
        <draw:frame draw:style-name="gr2" draw:layer="layout" svg:width="25.156cm" svg:height="14.626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line-break/><text:span text:style-name="T2">uv</text:span>-Plane Effects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2cm" svg:height="9.894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6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4"><text:span text:style-name="T3">The integral is then exactly a 2D Fourier transform of the “apparent sky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308cm" svg:height="5.076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6" draw:layer="layout" svg:width="23.912cm" svg:height="4.405cm" svg:x="2.058cm" svg:y="9.5cm" presentation:class="outline" presentation:user-transformed="true">
          <draw:text-box>
            <text:list text:style-name="L2">
              <text:list-item>
                <text:p text:style-name="P4"><text:span text:style-name="T3">In the general case, the exponent is </text:span><text:span text:style-name="T4">not quite</text:span><text:span text:style-name="T3"> an F.T. kernel.</text:span></text:p>
              </text:list-item>
            </text:list>
            <text:list text:style-name="L2">
              <text:list-item>
                <text:p text:style-name="P4"><text:span text:style-name="T3">Let's collect all the pesky </text:span><text:span text:style-name="T5">n</text:span><text:span text:style-name="T3">-terms together, and define an “</text:span><text:span text:style-name="T5">apparent projected sky</text:span><text:span text:style-name="T3">”: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6" draw:layer="layout" svg:width="23.912cm" svg:height="6.158cm" svg:x="2.5cm" svg:y="13cm" presentation:class="outline" presentation:user-transformed="true">
          <draw:text-box>
            <text:list text:style-name="L2">
              <text:list-item>
                <text:p text:style-name="P4"><text:span text:style-name="T3">In other words, each antenna pair p-q measures an </text:span><text:span text:style-name="T5">apparent cohaerency distribution </text:span><text:span text:style-name="T6">X</text:span><text:span text:style-name="T7">pq</text:span><text:span text:style-name="T8">(u,v)</text:span><text:span text:style-name="T3"> <text:s/>that corresponds to a 2D Fourier Transform of an </text:span><text:span text:style-name="T5">apparent projected sky </text:span><text:span text:style-name="T6">B</text:span><text:span text:style-name="T9">pq</text:span><text:span text:style-name="T5">.</text:span><text:span text:style-name="T10"> </text:span></text:p>
              </text:list-item>
            </text:list>
            <text:list text:style-name="L2">
              <text:list-item>
                <text:p text:style-name="P4"><text:span text:style-name="T10">...at a single point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1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6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2">Cohaerencies are</text:span><text:span text:style-name="T3"> sampled along a “uv track” over some period of time:</text:span></text:p>
              </text:list-item>
            </text:list>
          </draw:text-box>
        </draw:frame>
        <draw:frame presentation:style-name="pr7" draw:text-style-name="P6" draw:layer="layout" svg:width="23.912cm" svg:height="8.809cm" svg:x="2.088cm" svg:y="10.422cm" presentation:class="outline" presentation:user-transformed="true">
          <draw:text-box>
            <text:list text:style-name="L2">
              <text:list-item>
                <text:p text:style-name="P4"><text:span text:style-name="T3">The true sky </text:span><text:span text:style-name="T6">B</text:span><text:span text:style-name="T3"> is probably constant(?) in time</text:span></text:p>
              </text:list-item>
            </text:list>
            <text:list text:style-name="L2">
              <text:list-item>
                <text:p text:style-name="P4"><text:span text:style-name="T3">Image-plane effects (beam shapes, ionosphere) may vary in time.</text:span></text:p>
              </text:list-item>
            </text:list>
            <text:list text:style-name="L2">
              <text:list-item>
                <text:p text:style-name="P4"><text:span text:style-name="T3">For wide fields and/or non-coplanar arrays, the </text:span><text:span text:style-name="T5">N </text:span><text:span text:style-name="T10">term is</text:span><text:span text:style-name="T3"> non-negligible, and it depends on </text:span><text:span text:style-name="T5">w </text:span><text:span text:style-name="T10">which depends on time</text:span><text:span text:style-name="T5">.</text:span></text:p>
              </text:list-item>
            </text:list>
            <text:list text:style-name="L2">
              <text:list-item>
                <text:p text:style-name="P4"><text:span text:style-name="T3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4" draw:layer="layout" svg:width="26cm" svg:height="3.5cm" svg:x="1.5cm" svg:y="16.5cm" presentation:class="outline" presentation:user-transformed="true">
          <draw:text-box>
            <text:list text:style-name="L2">
              <text:list-item>
                <text:p text:style-name="P4">Only under these assumptions is a <text:span text:style-name="T2">single</text:span> F.T. of the sky sufficient for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6" draw:layer="layout" svg:width="23.912cm" svg:height="13.865cm" svg:x="2.588cm" svg:y="6cm" presentation:class="outline" presentation:user-transformed="true">
          <draw:text-box>
            <text:list text:style-name="L2">
              <text:list-item>
                <text:p text:style-name="P4"><text:span text:style-name="T3">Under the “classic” assumptions, the visibilities measured by an array correspond to ONE cohaerency distribution </text:span><text:span text:style-name="T6">X</text:span><text:span text:style-name="T5"> </text:span><text:span text:style-name="T10">that is</text:span><text:span text:style-name="T5"> </text:span><text:span text:style-name="T3">in an F.T. relationship with ONE apparent sky.</text:span></text:p>
              </text:list-item>
            </text:list>
            <text:list text:style-name="L2">
              <text:list-item>
                <text:p text:style-name="P4"><text:span text:style-name="T3">In the presence of non-trivial image plane effects, or with wide fields, each interferometer </text:span><text:span text:style-name="T5">p-q</text:span><text:span text:style-name="T3"> measures its “own” cohaerency </text:span><text:span text:style-name="T6">X</text:span><text:span text:style-name="T7">pq</text:span><text:span text:style-name="T5">(t) </text:span><text:span text:style-name="T10">corresponding to its “own” apparent sky </text:span><text:span text:style-name="T6">B</text:span><text:span text:style-name="T13">pq</text:span><text:span text:style-name="T14">(t)</text:span><text:span text:style-name="T10"> -- variable in time!</text:span></text:p>
              </text:list-item>
            </text:list>
            <text:list text:style-name="L2">
              <text:list-item>
                <text:p text:style-name="P4"><text:span text:style-name="T10">The </text:span><text:span text:style-name="T6">K</text:span><text:span text:style-name="T10"> term becomes an F.T. kernel with narrow FOVs (and coplanar arrays)</text:span><text:span text:style-name="T15">,</text:span><text:span text:style-name="T10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008cm" svg:height="13.707cm" svg:x="3.5cm" svg:y="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3.421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4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4">See <text:span text:style-name="T16">Day3/demo1-predict-nps.py</text:span></text:p>
              </text:list-item>
            </text:list>
            <text:list text:style-name="L2">
              <text:list-item>
                <text:p text:style-name="P4">We can already do one point source, adding more is just a <text:span text:style-name="T17">for</text:span> loop...</text:p>
              </text:list-item>
            </text:list>
            <text:list text:style-name="L2">
              <text:list-item>
                <text:p text:style-name="P4">...and a <text:span text:style-name="T17">Meq.Add</text:span> node to sum the visibilities.</text:p>
              </text:list-item>
            </text:list>
            <text:list text:style-name="L2">
              <text:list-item>
                <text:p text:style-name="P4">We'll put the sources on a grid.</text:p>
              </text:list-item>
            </text:list>
            <text:list text:style-name="L2">
              <text:list-item>
                <text:p text:style-name="P7">Run the tree and 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Adding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4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4">Use <text:span text:style-name="T16">Day3/demo1-predict-nps.py</text:span><text:span text:style-name="T18"> as a starting point.</text:span></text:p>
              </text:list-item>
            </text:list>
            <text:list text:style-name="L2">
              <text:list-item>
                <text:p text:style-name="P4"><text:span text:style-name="T18">Add the gain terms from </text:span><text:span text:style-name="T16">Day2/demo3-predict-ps-gain.py</text:span><text:span text:style-name="T18">.</text:span></text:p>
              </text:list-item>
            </text:list>
            <text:list text:style-name="L2">
              <text:list-item>
                <text:p text:style-name="P7">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6.301cm" svg:height="9.9cm" svg:x="5.361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4" draw:layer="layout" svg:width="23.912cm" svg:height="5cm" svg:x="2cm" svg:y="14.5cm" presentation:class="outline" presentation:user-transformed="true">
          <draw:text-box>
            <text:list text:style-name="L2">
              <text:list-item>
                <text:p text:style-name="P4">Use the previous script <text:span text:style-name="T18">as a starting point.</text:span></text:p>
              </text:list-item>
            </text:list>
            <text:list text:style-name="L2">
              <text:list-item>
                <text:p text:style-name="P4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3">By now our scripts are getting rather complex.</text:span></text:p>
              </text:list-item>
            </text:list>
            <text:list text:style-name="L2">
              <text:list-item>
                <text:p text:style-name="P4"><text:span text:style-name="T3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Jones matric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3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4"><text:span text:style-name="T3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6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9"><text:span text:style-name="T5">“</text:span><text:span text:style-name="T5">Well I'm liberal, but to a degree...”</text:span><text:span text:style-name="T3"> -- Bob Dylan</text:span><text:span text:style-name="T3"><text:line-break/></text:span><text:span text:style-name="T3"/></text:p>
              </text:list-item>
            </text:list>
            <text:list text:style-name="L2">
              <text:list-item>
                <text:p text:style-name="P10"><text:span text:style-name="T3">We have developed some Python frameworks for implementing the ME in TDL.</text:span></text:p>
              </text:list-item>
            </text:list>
            <text:list text:style-name="L2">
              <text:list-item>
                <text:p text:style-name="P6"><text:span text:style-name="T3">We believe in creative anarchy...</text:span></text:p>
              </text:list-item>
            </text:list>
            <text:list text:style-name="L2">
              <text:list-item>
                <text:p text:style-name="P6"><text:span text:style-name="T3">...so don't take any framework as gospel.</text:span></text:p>
              </text:list-item>
            </text:list>
            <text:list text:style-name="L2">
              <text:list-item>
                <text:p text:style-name="P6"><text:span text:style-name="T3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if you feel if something is missing, think of how to improve it, and talk to the author: feedback drives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o look at it another way...</text:p>
          </draw:text-box>
        </draw:frame>
        <draw:frame presentation:style-name="pr2" draw:text-style-name="P6" draw:layer="layout" svg:width="23.912cm" svg:height="14.314cm" svg:x="2.058cm" svg:y="5.838cm" presentation:class="outline" presentation:user-transformed="true">
          <draw:text-box>
            <text:list text:style-name="L2">
              <text:list-item>
                <text:p text:style-name="P7"><text:span text:style-name="T3">A tree is like assembly language – the nuts'n'bolts view of what's going on.</text:span></text:p>
              </text:list-item>
            </text:list>
            <text:list text:style-name="L2">
              <text:list-item>
                <text:p text:style-name="P7"><text:span text:style-name="T3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3">An OO framework provides abstraction, so you talk in terms of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I have an interferometer array of </text:span><text:span text:style-name="T5">N</text:span><text:span text:style-name="T3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here's a </text:span><text:span text:style-name="T6">G</text:span><text:span text:style-name="T3"> Jones for each anten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make me the nodes to compute the source's uncorrupted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apply the Jones matrix and give me the corrupted visibilit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4" draw:layer="layout" svg:width="23.912cm" svg:height="13.231cm" svg:x="2.058cm" svg:y="5.838cm" presentation:class="outline">
          <draw:text-box>
            <text:list text:style-name="L2">
              <text:list-item>
                <text:p text:style-name="P4">(<text:span text:style-name="T17">M</text:span>easurement <text:span text:style-name="T17">E</text:span>quation <text:span text:style-name="T17">O</text:span>bject Frame<text:span text:style-name="T17">w</text:span>ork)</text:p>
              </text:list-item>
            </text:list>
            <text:list text:style-name="L2">
              <text:list-item>
                <text:p text:style-name="P4">See <text:span text:style-name="T19">Day3/demo2-nps.p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<text:span text:style-name="T3">And Now For Something Completely Different:</text:span><text:line-break/>Time &amp; Bandwidth Smearing</text:p>
          </draw:text-box>
        </draw:frame>
        <draw:frame presentation:style-name="pr13" draw:text-style-name="P6" draw:layer="layout" svg:width="23.912cm" svg:height="4.5cm" svg:x="2cm" svg:y="16cm" presentation:class="outline" presentation:user-transformed="true">
          <draw:text-box>
            <text:list text:style-name="L2">
              <text:list-item>
                <text:p text:style-name="P6"><text:span text:style-name="T3">For a single p/s, the error can be easily estimated.</text:span></text:p>
              </text:list-item>
            </text:list>
            <text:list text:style-name="L2">
              <text:list-item>
                <text:p text:style-name="P6"><text:span text:style-name="T3">We've ignored it up till now...</text:span></text:p>
              </text:list-item>
            </text:list>
            <text:list text:style-name="L2">
              <text:list-item>
                <text:p text:style-name="P6"><text:span text:style-name="T3">Let's make a tree that produces a “smear map” illustrating this effect.</text:span></text:p>
              </text:list-item>
            </text:list>
          </draw:text-box>
        </draw:frame>
        <draw:frame draw:style-name="gr2" draw:layer="layout" svg:width="25.532cm" svg:height="9.105cm" svg:x="2cm" svg:y="5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0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0">(Or Simulations About Simulations)</text:span></text:p>
          </draw:text-box>
        </draw:frame>
        <draw:frame presentation:style-name="pr13" draw:text-style-name="P12" draw:layer="layout" svg:width="23.912cm" svg:height="11.522cm" svg:x="2cm" svg:y="6cm" presentation:class="outline" presentation:user-transformed="true">
          <draw:text-box>
            <text:list text:style-name="L2">
              <text:list-item>
                <text:p text:style-name="P12"><text:span text:style-name="T21">Let's start with a grid of point sources of increasing </text:span><text:span text:style-name="T22">l,m</text:span></text:p>
              </text:list-item>
            </text:list>
            <text:list text:style-name="L2">
              <text:list-item>
                <text:p text:style-name="P12"><text:span text:style-name="T21">We build a predict tree as usual</text:span></text:p>
              </text:list-item>
            </text:list>
            <text:list text:style-name="L2">
              <text:list-item>
                <text:p text:style-name="P12"><text:span text:style-name="T21">...then we build a second tree that predicts visibilities on a finer time-freq grid.</text:span></text:p>
              </text:list-item>
            </text:list>
            <text:list text:style-name="L2">
              <text:list-item>
                <text:p text:style-name="P12"><text:span text:style-name="T21">We average the second set of visibilities back to the original “coarse” grid, and compute the difference.</text:span></text:p>
              </text:list-item>
            </text:list>
            <text:list text:style-name="L2">
              <text:list-item>
                <text:p text:style-name="P12"><text:span text:style-name="T21">The resulting </text:span><text:span text:style-name="T23"></text:span><text:span text:style-name="T24">V</text:span><text:span text:style-name="T25">'</text:span><text:span text:style-name="T26">s are written to the M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 draw:page-number="2"/>
      <draw:page-thumbnail draw:layer="backgroundobjects" svg:width="8.819cm" svg:height="6.614cm" svg:x="3.757cm" svg:y="11.445cm" draw:page-number="3"/>
      <draw:page-thumbnail draw:layer="backgroundobjects" svg:width="8.819cm" svg:height="6.614cm" svg:x="17.122cm" svg:y="11.445cm" draw:page-number="5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10-06T14:27:03</dc:date>
    <meta:print-date>2006-10-04T19:40:00</meta:print-date>
    <dc:language>en-US</dc:language>
    <meta:editing-cycles>36</meta:editing-cycles>
    <meta:editing-duration>P3DT4H11M43S</meta:editing-duration>
    <meta:user-defined meta:name="Info 1"/>
    <meta:user-defined meta:name="Info 2"/>
    <meta:user-defined meta:name="Info 3"/>
    <meta:user-defined meta:name="Info 4"/>
    <meta:document-statistic meta:object-count="11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at the antenna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antenna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ionosphere, F.R.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at the antenna\", " {bold J}_p1 " is \"in the sky\"." )} newline
size 24 { "Some " {bold J}"'s do not vary with " %l,%m " -- call them " ital "uv-plane effects." } newline
alignr size 24 { "e.g. antenna gain, leakage." } newline
size 24 { "Some " {bold J}"'s do vary with " %l,%m " -- call them " ital "image-plane effects." } newline 
alignr size 24 { "e.g. " bold K ", ionosphere, F.R.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</math:mo>
              </math:mrow>
              <math:mi>,</math:mi>
              <math:mi/>
              <math:mrow>
                <math:msub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o math:stretchy="false">=</math:mo>
                <math:msub>
                  <math:mo math:stretchy="false">N</math:mo>
                  <math:mi math:fontstyle="italic">pq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i>t</math:mi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</math:mo>
                    <math:mi>t</math:mi>
                    <math:mo math:stretchy="false">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o math:stretchy="false">n</math:mo>
                <math:mo math:stretchy="false">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</math:mo>
              <math:mi>t</math:mi>
              <math:mo math:stretchy="false">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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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</math:mo>
            <math:mrow>
              <math:mi>u</math:mi>
              <math:mi>,</math:mi>
              <math:mi>v</math:mi>
            </math:mrow>
            <math:mo math:stretchy="false">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tilde B}_pq), ~{bold tilde B}_pq = %N_{pq} {bold E}_p bold B {bold E}^{%dagger}_q }newline newline
size 24 { "If we assume that " {bold B}(t) equiv {bold B}, " and "{bold E}_p(t) equiv {bold E}_p equiv bold E, " and " %n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(projected)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</math:mrow>
      </math:mtr>
      <math:mtr>
        <math:mstyle math:fontsize="24pt">
          <math:mrow>
            <math:mtext>So the total visibility is obtained by integrating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row>
              <math:mtext>( </math:mtext>
              <math:mrow>
                <math:mo math:stretchy="false">n</math:mo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p>
                        <math:mo math:stretchy="false">l</math:mo>
                        <math:mn>2</math:mn>
                      </math:msup>
                    </math:mrow>
                    <math:mo math:stretchy="false">−</math:mo>
                    <math:msup>
                      <math:mo math:stretchy="false">m</math:mo>
                      <math:mn>2</math:mn>
                    </math:msup>
                  </math:mrow>
                </math:msqrt>
              </math:mrow>
              <math:mi>,</math:mi>
              <math:mi/>
              <math:mtext>and the </math:mtext>
              <math:mrow>
                <math:mn>1</math:mn>
                <math:mo math:stretchy="false">/</math:mo>
                <math:mo math:stretchy="false">n</math:mo>
              </math:mrow>
              <math:mtext> term arises because</math:mtext>
            </math:mrow>
          </math:mrow>
        </math:mstyle>
      </math:mtr>
      <math:mtr>
        <math:mstyle math:fontsize="24pt">
          <math:mrow>
            <math:mrow>
              <math:mtext>we're projecting the sky onto the </math:mtext>
              <math:mo math:stretchy="false">l</math:mo>
              <math:mo math:stretchy="false">m</math:mo>
              <math:mtext> plane.)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(projected) brightness density: "} {bold B}(%l,%m) newline
size 24 {"So the total visibility is obtained by integrating:"} newline newline
{bold V}_pq = iint csub {%l%m} {bold J}_p(%l,%m){bold B(%l,%m)} over {%n(%l,%m)} {bold J}^{%dagger}_q(%l,%m)d%l d%m newline newline
size 24 {"( " %n=sqrt {1-%l^2-%m^2}, ~ "and the " 1/%n " term arises because" } newline 
size 24 {"we're projecting the sky onto the " %l%m " plane.)" } 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/</math:mo>
                <math:msub>
                  <math:mo math:stretchy="false">n</math:mo>
                  <math:mi>s</math:mi>
                </math:msub>
              </math:mrow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/ %n_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sup>
              <math:mi>cos</math:mi>
              <math:mn>6</math:mn>
            </math:msup>
          </math:mrow>
          <math:mrow>
            <math:mo math:stretchy="false"></math:mo>
            <math:msqrt>
              <math:mrow>
                <math:msup>
                  <math:mo math:stretchy="false">l</math:mo>
                  <math:mn>2</math:mn>
                </math:msup>
                <math:mo math:stretchy="false"></math:mo>
                <math:msup>
                  <math:mo math:stretchy="false">m</math:mo>
                  <math:mn>2</math:mn>
                </math:msup>
              </math:mrow>
            </math:msqrt>
            <math:mo math:stretchy="false"></math:mo>
          </math:mrow>
          <math:mrow>
            <math:msub>
              <math:mo math:stretchy="false"></math:mo>
              <math:mn>0</math:mn>
            </math:msub>
            <math:mo math:stretchy="false">/</math:mo>
            <math:mo math:stretchy="false">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  <math:mtr>
        <math:mstyle math:fontsize="24pt">
          <math:mrow>
            <math:mrow>
              <math:mtext>with </math:mtext>
              <math:mrow>
                <math:msub>
                  <math:mo math:stretchy="false"></math:mo>
                  <math:mn>0</math:mn>
                </math:msub>
                <math:mo math:stretchy="false">=</math:mo>
                <math:mn>800</math:mn>
              </math:mrow>
              <math:mrow>
                <math:mtext>MHz</math:mtext>
                <math:mo math:stretchy="false">=</math:mo>
                <math:mtext>8e+8</math:mtext>
              </math:mrow>
            </math:mrow>
          </math:mrow>
        </math:mstyle>
      </math:mtr>
    </math:mtable>
    <math:annotation math:encoding="StarMath 5.0">alignc "Let's add a primary beam: " newline
{bold V}_pq = {bold G}_p left ( sum csub s {bold E}_ps {bold K}_ps {bold B}_0s over %n_s {bold K}^{%dagger}_{qs} {bold E}^%dagger_qs right ) {bold G}^%dagger_q newline
"use " {bold E}(%l,%m) = cos^6 (sqrt{%l^2+%m^2}) %nu_0 / %nu newline
size 24 { "(i.e. same for all antennas)" } newline
size 24 { "with " %nu_0 = 800"MHz" = "8e+8" } newline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The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text> given by our ME is valid for a single </math:mtext>
                <math:mi>t</math:mi>
                <math:mi>,</math:mi>
                <math:mo math:stretchy="false"></math:mo>
                <math:mtext> point.</math:mtext>
              </math:mrow>
            </math:mrow>
          </math:mstyle>
        </math:mrow>
      </math:mtr>
      <math:mtr>
        <math:mstyle math:fontsize="24pt">
          <math:mrow>
            <math:mtext>What we get from an actual instrument is a (vector) average: </math:mtext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over math:accent="true">
                      <math:mi>V</math:mi>
                      <math:mo math:stretchy="false"></math:mo>
                    </math:mover>
                  </math:mrow>
                </math:mstyle>
                <math:mi math:fontstyle="italic">pq</math:mi>
              </math:msub>
              <math:mrow>
                <math:mrow>
                  <math:mo math:stretchy="false"></math:mo>
                  <math:mrow>
                    <math:mi>i</math:mi>
                    <math:mi>,</math:mi>
                    <math:mi>j</math:mi>
                  </math:mrow>
                  <math:mo math:stretchy="false"></math:mo>
                </math:mrow>
                <math:mo math:stretchy="false">=</math:mo>
                <math:msub>
                  <math:mrow>
                    <math:mo math:stretchy="false">〈</math:mo>
                    <math:mrow>
                      <math:msub>
                        <math:mstyle math:fontweight="bold">
                          <math:mrow>
                            <math:mi>V</math:mi>
                          </math:mrow>
                        </math:mstyle>
                        <math:mi math:fontstyle="italic">pq</math:mi>
                      </math:msub>
                      <math:mrow>
                        <math:mo math:stretchy="false"></math:mo>
                        <math:mrow>
                          <math:mi>t</math:mi>
                          <math:mi>,</math:mi>
                          <math:mo math:stretchy="false"></math:mo>
                        </math:mrow>
                        <math:mo math:stretchy="false"></math:mo>
                      </math:mrow>
                    </math:mrow>
                    <math:mo math:stretchy="false">〉</math:mo>
                  </math:mrow>
                  <math:mrow>
                    <math:mo math:stretchy="false"></math:mo>
                    <math:msub>
                      <math:mi>t</math:mi>
                      <math:mi>i</math:mi>
                    </math:msub>
                    <math:mi>,</math:mi>
                    <math:mo math:stretchy="false"></math:mo>
                    <math:msub>
                      <math:mo math:stretchy="false"></math:mo>
                      <math:mi>j</math:mi>
                    </math:msub>
                  </math:mrow>
                </math:msub>
              </math:mrow>
            </math:mrow>
          </math:mrow>
        </math:mstyle>
      </math:mtr>
      <math:mtr>
        <math:mstyle math:fontsize="24pt">
          <math:mrow>
            <math:mrow>
              <math:mtext>...over the time/frequency bin </math:mtext>
              <math:mo math:stretchy="false"></math:mo>
              <math:msub>
                <math:mi>t</math:mi>
                <math:mi>i</math:mi>
              </math:msub>
              <math:mi>,</math:mi>
              <math:mo math:stretchy="false"></math:mo>
              <math:msub>
                <math:mo math:stretchy="false"></math:mo>
                <math:mi math:fontstyle="italic">j.</math:mi>
              </math:msub>
            </math:mrow>
          </math:mrow>
        </math:mstyle>
      </math:mtr>
      <math:mtr/>
      <math:mtr>
        <math:mrow>
          <math:mstyle math:fontsize="24pt">
            <math:mrow>
              <math:mrow>
                <math:mtext>Given small enough bins, </math:mtext>
                <math:msub>
                  <math:mstyle math:fontweight="bold">
                    <math:mrow>
                      <math:mover math:accent="true">
                        <math:mi>V</math:mi>
                        <math:mo math:stretchy="false"></math:mo>
                      </math:mover>
                    </math:mrow>
                  </math:mstyle>
                  <math:mi math:fontstyle="italic">pq</math:mi>
                </math:msub>
                <math:mrow>
                  <math:mrow>
                    <math:mo math:stretchy="false"></math:mo>
                    <math:mrow>
                      <math:mi>i</math:mi>
                      <math:mi>,</math:mi>
                      <math:mi>j</math:mi>
                    </math:mrow>
                    <math:mo math:stretchy="false"></math:mo>
                  </math:mrow>
                  <math:mo math:stretchy="false">≈</math:mo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</math:mrow>
                <math:mrow>
                  <math:mo math:stretchy="false"></math:mo>
                  <math:mrow>
                    <math:msub>
                      <math:mi>t</math:mi>
                      <math:mi>i</math:mi>
                    </math:msub>
                    <math:mi>,</math:mi>
                    <math:msub>
                      <math:mo math:stretchy="false"></math:mo>
                      <math:mi>j</math:mi>
                    </math:msub>
                  </math:mrow>
                  <math:mo math:stretchy="false"></math:mo>
                </math:mrow>
                <math:mn>.</math:mn>
              </math:mrow>
            </math:mrow>
          </math:mstyle>
        </math:mrow>
      </math:mtr>
      <math:mtr>
        <math:mrow>
          <math:mstyle math:fontsize="24pt">
            <math:mrow>
              <math:mrow>
                <math:mtext>Larger bins = bigger error, which also increases with </math:mtext>
                <math:mo math:stretchy="false">l</math:mo>
                <math:mi>,</math:mi>
                <math:mo math:stretchy="false">m</math:mo>
              </math:mrow>
            </math:mrow>
          </math:mstyle>
        </math:mrow>
      </math:mtr>
    </math:mtable>
    <math:annotation math:encoding="StarMath 5.0">alignl size 24 { "The " {bold V}_pq " given by our ME is valid for a single " t,%nu " point."} newline 
size 24 { "What we get from an actual instrument is a (vector) average: " } newline
size 24 { {bold tilde V}_pq(i,j) = langle {bold V}_pq (t,%nu) rangle_{%DELTA t_i,%DELTA %nu_j }} newline
size 24 {"...over the time/frequency bin " %DELTA t_i,%DELTA %nu_j. } newline newline
alignl size 24 { "Given small enough bins, " {bold tilde V}_pq(i,j) approx {bold V}_pq (t_i,%nu_j). } newline
alignl size 24 { "Larger bins = bigger error, which also increases with " %l,%m} 

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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−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</math:mtr>
                    <math:mtr>
                      <math:mtd>
                        <math:mrow>
                          <math:mrow>
                            <math:msub>
                              <math:mi>U</math:mi>
                              <math:mi>s</math:mi>
                            </math:msub>
                            <math:mo math:stretchy="false"></math:mo>
                            <math:mo math:stretchy="false">i</math:mo>
                          </math:mrow>
                          <math:msub>
                            <math:mi>V</math:mi>
                            <math:mi>s</math:mi>
                          </math:msub>
                        </math:mrow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</math:mo>
              <math:mrow>
                <math:mo math:stretchy="false">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</math:mo>
              </math:mrow>
              <math:mn>.</math:mn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sub>
                  <math:mo math:stretchy="false">n</math:mo>
                  <math:mi>s</math:mi>
                </math:msub>
              </math:mfrac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i>,</math:mi>
              <math:mi/>
              <math:mrow>
                <math:msub>
                  <math:mo math:stretchy="false">n</math:mo>
                  <math:mi>s</math:mi>
                </math:msub>
                <math:mo math:stretchy="false">=</math:mo>
                <math:mo math:stretchy="false">n</math:mo>
              </math:mrow>
              <math:mrow>
                <math:mrow>
                  <math:mo math:stretchy="false"></math:mo>
                  <math:mrow>
                    <math:msub>
                      <math:mo math:stretchy="false">l</math:mo>
                      <math:mi>s</math:mi>
                    </math:msub>
                    <math:mi>,</math:mi>
                    <math:msub>
                      <math:mo math:stretchy="false">m</math:mo>
                      <math:mi>s</math:mi>
                    </math:msub>
                  </math:mrow>
                  <math:mo math:stretchy="false"></math:mo>
                </math:mrow>
                <math:mo math:stretchy="false">=</math:mo>
                <math:msqrt>
                  <math:mrow>
                    <math:mrow>
                      <math:mn>1</math:mn>
                      <math:mo math:stretchy="false">−</math:mo>
                      <math:msubsup>
                        <math:mo math:stretchy="false">l</math:mo>
                        <math:mi>s</math:mi>
                        <math:mn>2</math:mn>
                      </math:msubsup>
                    </math:mrow>
                    <math:mo math:stretchy="false">−</math:mo>
                    <math:msubsup>
                      <math:mo math:stretchy="false">m</math:mo>
                      <math:mi>s</math:mi>
                      <math:mn>2</math:mn>
                    </math:msubsup>
                  </math:mrow>
                </math:msqrt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</math:mo>
              </math:mrow>
              <math:mn>.</math:mn>
            </math:mrow>
          </math:mrow>
        </math:mstyle>
      </math:mtr>
    </math:mtable>
    <math:annotation math:encoding="StarMath 5.0">size 24 {"For a point source " s " of flux " {bold B}_0s=left ( matrix{I_s+Q_s # U_s-%i V_s ## U_s+%i V_s # I_s-Q_s} right ) } newline
size 24 { "the "bold B " distribution is a delta-function:"} newline
size 24 { {bold B}_s(%l,%m) = { bold B}_0s%delta(%l-%l_s,%m-%m_s).} newline newline
size 24 {"So for a sky of point sources:"} newline 
{bold V}_pq = {bold G}_p left ( sum csub s {bold K}_ps {bold E}_{ps} {bold B}_0s over %n_s {bold E}^{%dagger}_{qs} {bold K}^{%dagger}_{qs} right ) {bold G}^{%dagger}_q, newline
size 24 { "where " {bold K}_ps = {bold K}_p(%l_s,%m_s), ~~ %n_s=%n(%l_s,%m_s)=sqrt{1-%l^2_s-%m^2_s}, } newline 
size 24 { "and "{bold E}_ps = {bold E}_p(%l_s,%m_s). 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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</math:mo>
                <math:mn>1,</math:mn>
              </math:mrow>
              <math:mtext>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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</math:mo>
                    </math:munder>
                    <math:mtext>"apparent sky"</math:mtext>
                  </math:munder>
                  <math:mo math:stretchy="false">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, " so:" 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row>
            <math:msub>
              <math:mstyle math:fontweight="bold">
                <math:mrow>
                  <math:mi>B</math:mi>
                </math:mrow>
              </math:mstyle>
              <math:mn>0s</math:mn>
            </math:msub>
            <math:mo math:stretchy="false">/</math:mo>
            <math:msub>
              <math:mo math:stretchy="false">n</math:mo>
              <math:mi>s</math:mi>
            </math:msub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
{bold V}_pq = sum csub s {bold K}_ps {bold B}_0s / %n_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o math:stretchy="false">N</math:mo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i>N</math:mi>
              <math:mi>q</math:mi>
              <math:mo math:stretchy="false">†</math:mo>
            </math:msubsup>
            <math:mo math:stretchy="false">=</math:mo>
            <math:msub>
              <math:mo math:stretchy="false">N</math:mo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o math:stretchy="false">N</math:mo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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sup>
              <math:mi>,</math:mi>
              <math:mi/>
              <math:mrow>
                <math:msub>
                  <math:mo math:stretchy="false">N</math:mo>
                  <math:mi math:fontstyle="italic">pq</math:mi>
                </math:msub>
                <math:mo math:stretchy="false">=</math:mo>
                <math:msub>
                  <math:mo math:stretchy="false">N</math:mo>
                  <math:mi>p</math:mi>
                </math:msub>
              </math:mrow>
              <math:msub>
                <math:mover math:accent="true">
                  <math:mi>N</math:mi>
                  <math:mo math:stretchy="false"></math:mo>
                </math:mover>
                <math:mi>q</math:mi>
              </math:msub>
            </math:mrow>
          </math:mrow>
        </math:mstyle>
      </math:mtr>
      <math:mtr>
        <math:mstyle math:fontsize="24pt">
          <math:mrow>
            <math:mrow>
              <math:mtext>(for narrow fields, </math:mtext>
              <math:mrow>
                <math:msub>
                  <math:mo math:stretchy="false">N</math:mo>
                  <math:mi>p</math:mi>
                </math:msub>
                <math:mo math:stretchy="false"></math:mo>
                <math:mn>1</math:mn>
              </math:mrow>
              <math:mtext> and may be neglected.)</math:mtext>
            </math:mrow>
          </math:mrow>
        </math:mstyle>
      </math:mtr>
    </math:mtable>
    <math:annotation math:encoding="StarMath 5.0">{bold B}_pq = %N_p {bold E}_p bold B {bold E}^{%dagger}_q N^{%dagger}_q = %N_pq {bold E}_p bold B {bold E}^{%dagger}_q newline 
size 24 { " where " %N_p = 1 over sqrt %n e^{-2%pi%i%w_p(%n-1)}, ~ %N_pq = %N_p {bar N}_q } newline
size 24 { "(for narrow fields, " %N_p toward 1 " and may be neglected.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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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q {bold E}_p bold B {bold E}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